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f91e5" officeooo:paragraph-rsid="00045ac3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f91e5" officeooo:paragraph-rsid="00045ac3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bold" officeooo:rsid="000b58b0" officeooo:paragraph-rsid="00045ac3" style:font-size-asian="10pt" style:font-weight-asian="bold" style:font-size-complex="10pt" style:font-weight-complex="bold"/>
    </style:style>
    <style:style style:name="P4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0b58b0" officeooo:paragraph-rsid="00045ac3" style:font-size-asian="10pt" style:font-weight-asian="bold" style:font-size-complex="10pt" style:font-weight-complex="bold"/>
    </style:style>
    <style:style style:name="P5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45ac3" officeooo:paragraph-rsid="00045ac3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49e0b" officeooo:paragraph-rsid="00049e0b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Courier New" fo:font-size="10pt" fo:font-weight="bold" officeooo:paragraph-rsid="00049e0b" style:font-size-asian="10pt" style:font-weight-asian="bold" style:font-size-complex="10pt" style:font-weight-complex="bold"/>
    </style:style>
    <style:style style:name="P8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45ac3" officeooo:paragraph-rsid="00049e0b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45ac3" officeooo:paragraph-rsid="00071a95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1e31c8" officeooo:paragraph-rsid="00071a95" style:font-size-asian="10pt" style:font-weight-asian="bold" style:font-size-complex="10pt" style:font-weight-complex="bold"/>
    </style:style>
    <style:style style:name="P11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49e0b" officeooo:paragraph-rsid="00071a95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style:text-underline-style="none" fo:font-weight="bold" officeooo:rsid="001f79c6" officeooo:paragraph-rsid="000841d3" style:font-size-asian="10pt" style:font-weight-asian="bold" style:font-size-complex="10pt" style:font-weight-complex="bold"/>
    </style:style>
    <style:style style:name="P13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45ac3" officeooo:paragraph-rsid="000841d3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49e0b" officeooo:paragraph-rsid="000841d3" style:font-size-asian="10pt" style:font-weight-asian="normal" style:font-size-complex="10pt" style:font-weight-complex="normal"/>
    </style:style>
    <style:style style:name="T1" style:family="text">
      <style:text-properties officeooo:rsid="000b58b0"/>
    </style:style>
    <style:style style:name="T2" style:family="text">
      <style:text-properties officeooo:rsid="00045ac3"/>
    </style:style>
    <style:style style:name="T3" style:family="text">
      <style:text-properties officeooo:rsid="001299dc" style:font-size-asian="10pt"/>
    </style:style>
    <style:style style:name="T4" style:family="text">
      <style:text-properties officeooo:rsid="001d55da" style:font-size-asian="8.75pt"/>
    </style:style>
    <style:style style:name="T5" style:family="text">
      <style:text-properties fo:font-variant="normal" fo:text-transform="none" fo:color="#1d2125" loext:opacity="100%" fo:letter-spacing="normal" fo:font-style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officeooo:rsid="00049e0b"/>
    </style:style>
    <style:style style:name="T10" style:family="text">
      <style:text-properties style:text-underline-style="solid" style:text-underline-width="auto" style:text-underline-color="font-color" fo:font-weight="bold" officeooo:rsid="00049e0b" style:font-weight-asian="bold" style:font-weight-complex="bold"/>
    </style:style>
    <style:style style:name="T11" style:family="text">
      <style:text-properties style:text-underline-style="none" officeooo:rsid="00049e0b"/>
    </style:style>
    <style:style style:name="T12" style:family="text">
      <style:text-properties officeooo:rsid="001d55da"/>
    </style:style>
    <style:style style:name="T13" style:family="text">
      <style:text-properties officeooo:rsid="000bd40a"/>
    </style:style>
    <style:style style:name="T14" style:family="text">
      <style:text-properties style:text-underline-style="solid" style:text-underline-width="auto" style:text-underline-color="font-color" fo:font-weight="bold" officeooo:rsid="000841d3" style:font-weight-asian="bold" style:font-weight-complex="bold"/>
    </style:style>
    <style:style style:name="T15" style:family="text">
      <style:text-properties style:text-underline-style="dotted" style:text-underline-width="auto" style:text-underline-color="font-color" officeooo:rsid="00071a95"/>
    </style:style>
    <style:style style:name="T16" style:family="text">
      <style:text-properties officeooo:rsid="00071a95"/>
    </style:style>
    <style:style style:name="T17" style:family="text">
      <style:text-properties officeooo:rsid="0005fbc4"/>
    </style:style>
    <style:style style:name="T18" style:family="text">
      <style:text-properties officeooo:rsid="000bc9bd"/>
    </style:style>
    <style:style style:name="T19" style:family="text">
      <style:text-properties officeooo:rsid="00060e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1</text:span><text:span text:style-name="T2">3</text:span></text:p>
      <text:p text:style-name="P1">Tema 4: <text:span text:style-name="T3"><text:s/>Transformación al Modelo Relacional</text:span></text:p>
      <text:p text:style-name="P2">Daniel Pino Gómez</text:p>
      <text:p text:style-name="P3">Curso 25/26</text:p>
      <text:p text:style-name="P3"/>
      <text:p text:style-name="P3"><text:span text:style-name="T4">1. </text:span><text:span text:style-name="T5">Regla de transformación de entidades y atributos</text:span></text:p>
      <text:p text:style-name="P4"/>
      <text:p text:style-name="P5">Especie(<text:span text:style-name="T6">#id</text:span><text:span text:style-name="T7">, descripcion, poblacion, n_machos, n_hembras, nom_cient, nom_español</text:span>)</text:p>
      <text:p text:style-name="P5">Habitat(<text:span text:style-name="T6">#id</text:span><text:span text:style-name="T7">, continente, nombre, clima, tipo_veget, extension</text:span>)</text:p>
      <text:p text:style-name="P5">Itinerario(<text:span text:style-name="T6">#id</text:span><text:span text:style-name="T7">, n_especies, visit_max, longitud, </text:span><text:span text:style-name="T8">codigo</text:span><text:span text:style-name="T7">, durac_total</text:span>)</text:p>
      <text:p text:style-name="P5">Empleado(<text:span text:style-name="T6">#id</text:span><text:span text:style-name="T7">, nombre, </text:span><text:span text:style-name="T8">dni</text:span><text:span text:style-name="T7">, </text:span><text:span text:style-name="T8">email</text:span><text:span text:style-name="T7">, f_nac, edad-d</text:span>)</text:p>
      <text:p text:style-name="P5">Cuidador<text:span text:style-name="T9">(</text:span><text:span text:style-name="T10">#empleado_id</text:span><text:span text:style-name="T11">, tipo_contrato, fecha_fin_contrato, fecha_contrato</text:span><text:span text:style-name="T9">)</text:span></text:p>
      <text:p text:style-name="P5"><text:tab/><text:span text:style-name="T9">empleado_id → Empleado(not null, B:C, M:C)</text:span></text:p>
      <text:p text:style-name="P6">Guia(<text:span text:style-name="T6">#empleado_id</text:span><text:span text:style-name="T7">, titulo, especialidad, años_exp</text:span>)</text:p>
      <text:p text:style-name="P6"><text:tab/>empleado_id → Empleado(not null, B:C, M:C)</text:p>
      <text:p text:style-name="P6"/>
      <text:p text:style-name="P7"><text:span text:style-name="T12">2. </text:span> <text:span text:style-name="T12">Regla de transformación de relaciones </text:span><text:span text:style-name="T9">M</text:span><text:span text:style-name="T13">:N</text:span></text:p>
      <text:p text:style-name="P7"/>
      <text:p text:style-name="P8">Especie(<text:span text:style-name="T6">#id</text:span><text:span text:style-name="T7">, descripcion, poblacion, n_machos, n_hembras, nom_cient, nom_español</text:span>)</text:p>
      <text:p text:style-name="P8">Habitat(<text:span text:style-name="T6">#id</text:span><text:span text:style-name="T7">, continente, nombre, clima, tipo_veget, extension</text:span>)</text:p>
      <text:p text:style-name="P8">Itinerario(<text:span text:style-name="T6">#id</text:span><text:span text:style-name="T7">, n_especies, visit_max, longitud, </text:span><text:span text:style-name="T8">codigo</text:span><text:span text:style-name="T7">, durac_total</text:span>)</text:p>
      <text:p text:style-name="P8">Empleado(<text:span text:style-name="T6">#id</text:span><text:span text:style-name="T7">, nombre, </text:span><text:span text:style-name="T8">dni</text:span><text:span text:style-name="T7">, </text:span><text:span text:style-name="T8">email</text:span><text:span text:style-name="T7">, f_nac, edad-d</text:span>)</text:p>
      <text:p text:style-name="P8">Cuidador<text:span text:style-name="T9">(</text:span><text:span text:style-name="T10">#empleado_id</text:span><text:span text:style-name="T11">, tipo_contrato, fecha_fin_contrato, fecha_contrato</text:span><text:span text:style-name="T9">)</text:span></text:p>
      <text:p text:style-name="P8"><text:tab/><text:span text:style-name="T9">empleado_id → Empleado(not null, B:C, M:C)</text:span></text:p>
      <text:p text:style-name="P6">Guia(<text:span text:style-name="T6">#empleado_id</text:span><text:span text:style-name="T7">, titulo, especialidad, años_exp</text:span>)</text:p>
      <text:p text:style-name="P6"><text:tab/>empleado_id → Empleado(not null, B:C, M:C)</text:p>
      <text:p text:style-name="P6"/>
      <text:p text:style-name="P6">habitat_discurre_itinerario(<text:span text:style-name="T6">#habitat_id</text:span><text:span text:style-name="T7">, </text:span><text:span text:style-name="T14">#</text:span><text:span text:style-name="T6">itinerario_id</text:span><text:span text:style-name="T7">, tiempo</text:span>)</text:p>
      <text:p text:style-name="P6"><text:tab/>habitat_id → Habitat(not null, B:R, M:R)</text:p>
      <text:p text:style-name="P6"><text:tab/>itinerario_id → Itinerario(not null, B:R, M:R)</text:p>
      <text:p text:style-name="P7"/>
      <text:p text:style-name="P7"><text:span text:style-name="T9">3</text:span><text:span text:style-name="T12">. </text:span> <text:span text:style-name="T12">Regla de transformación de relaciones </text:span><text:span text:style-name="T9">1</text:span><text:span text:style-name="T13">:N</text:span></text:p>
      <text:p text:style-name="P8"/>
      <text:p text:style-name="P8">Habitat(<text:span text:style-name="T6">#id</text:span><text:span text:style-name="T7">, continente, nombre, clima, tipo_veget, extension</text:span>)</text:p>
      <text:p text:style-name="P8">Empleado(<text:span text:style-name="T6">#id</text:span><text:span text:style-name="T7">, nombre, </text:span><text:span text:style-name="T8">dni</text:span><text:span text:style-name="T7">, </text:span><text:span text:style-name="T8">email</text:span><text:span text:style-name="T7">, f_nac, edad-d</text:span>)</text:p>
      <text:p text:style-name="P6">Guia(<text:span text:style-name="T6">#empleado_id</text:span><text:span text:style-name="T7">, titulo, especialidad, años_exp</text:span>)</text:p>
      <text:p text:style-name="P6"><text:tab/>empleado_id → Empleado(not null, B:C, M:C)</text:p>
      <text:p text:style-name="P6"/>
      <text:p text:style-name="P6">habitat_discurre_itinerario(<text:span text:style-name="T6">#habitat_id</text:span><text:span text:style-name="T7">, </text:span><text:span text:style-name="T14">#</text:span><text:span text:style-name="T6">itinerario_id</text:span><text:span text:style-name="T7">, tiempo</text:span>)</text:p>
      <text:p text:style-name="P6"><text:tab/>habitat_id → Habitat(not null, B:R, M:R)</text:p>
      <text:p text:style-name="P6"><text:tab/>itinerario_id → Itinerario(not null, B:R, M:R)</text:p>
      <text:p text:style-name="P6"/>
      <text:p text:style-name="P8">Itinerario(<text:span text:style-name="T6">#id</text:span><text:span text:style-name="T7">, n_especies, visit_max, longitud, </text:span><text:span text:style-name="T8">codigo</text:span><text:span text:style-name="T7">, durac_total, </text:span><text:span text:style-name="T15">empleado_id</text:span>)</text:p>
      <text:p text:style-name="P8"><text:tab/><text:span text:style-name="T16">empleado_id</text:span><text:span text:style-name="T9"> → </text:span><text:span text:style-name="T16">Guia</text:span><text:span text:style-name="T9">(not null, B:R, M:R)</text:span></text:p>
      <text:p text:style-name="P8"/>
      <text:p text:style-name="P9">Cuidador<text:span text:style-name="T9">(</text:span><text:span text:style-name="T10">#empleado_id</text:span><text:span text:style-name="T11">, tipo_contrato, fecha_fin_contrato, fecha_contrato, </text:span><text:span text:style-name="T15">habitat_id</text:span><text:span text:style-name="T9">)</text:span></text:p>
      <text:p text:style-name="P9"><text:tab/><text:span text:style-name="T9">empleado_id → Empleado(not null, B:C, M:C)</text:span></text:p>
      <text:p text:style-name="P9"><text:tab/><text:span text:style-name="T16">habitat_id → Habitat(not null, B:R, M:R)</text:span></text:p>
      <text:p text:style-name="P9"/>
      <text:p text:style-name="P9">Especie(<text:span text:style-name="T6">#id</text:span><text:span text:style-name="T7">, descripcion, poblacion, n_machos, n_hembras, nom_cient, nom_español, </text:span><text:span text:style-name="T15">habitat_id</text:span>)</text:p>
      <text:p text:style-name="P9"><text:tab/><text:span text:style-name="T16">habitat_id → Habitat(not null, B:R, M:R)</text:span></text:p>
      <text:p text:style-name="P9"/>
      <text:p text:style-name="P10"><text:span text:style-name="T17">4</text:span>. <text:s/>Regla de transformación de relaciones <text:span text:style-name="T18">1</text:span>:<text:span text:style-name="T17">1</text:span></text:p>
      <text:p text:style-name="P8"/>
      <text:p text:style-name="P8"/>
      <text:p text:style-name="P9">Empleado(<text:span text:style-name="T6">#id</text:span><text:span text:style-name="T7">, nombre, </text:span><text:span text:style-name="T8">dni</text:span><text:span text:style-name="T7">, </text:span><text:span text:style-name="T8">email</text:span><text:span text:style-name="T7">, f_nac, edad-d</text:span>)</text:p>
      <text:p text:style-name="P11">Guia(<text:span text:style-name="T6">#empleado_id</text:span><text:span text:style-name="T7">, titulo, especialidad, años_exp</text:span>)</text:p>
      <text:p text:style-name="P11"><text:tab/>empleado_id → Empleado(not null, B:C, M:C)</text:p>
      <text:p text:style-name="P11"/>
      <text:p text:style-name="P11"><text:soft-page-break/>habitat_discurre_itinerario(<text:span text:style-name="T6">#habitat_id</text:span><text:span text:style-name="T7">, </text:span><text:span text:style-name="T14">#</text:span><text:span text:style-name="T6">itinerario_id</text:span><text:span text:style-name="T7">, tiempo</text:span>)</text:p>
      <text:p text:style-name="P11"><text:tab/>habitat_id → Habitat(not null, B:R, M:R)</text:p>
      <text:p text:style-name="P11"><text:tab/>itinerario_id → Itinerario(not null, B:R, M:R)</text:p>
      <text:p text:style-name="P11"/>
      <text:p text:style-name="P9">Itinerario(<text:span text:style-name="T6">#id</text:span><text:span text:style-name="T7">, n_especies, visit_max, longitud, </text:span><text:span text:style-name="T8">codigo</text:span><text:span text:style-name="T7">, durac_total, </text:span><text:span text:style-name="T15">empleado_id</text:span>)</text:p>
      <text:p text:style-name="P9"><text:tab/><text:span text:style-name="T16">empleado_id</text:span><text:span text:style-name="T9"> → </text:span><text:span text:style-name="T16">Guia</text:span><text:span text:style-name="T9">(not null, B:R, M:R)</text:span></text:p>
      <text:p text:style-name="P9"/>
      <text:p text:style-name="P9">Cuidador<text:span text:style-name="T9">(</text:span><text:span text:style-name="T10">#empleado_id</text:span><text:span text:style-name="T11">, tipo_contrato, fecha_fin_contrato, fecha_contrato, </text:span><text:span text:style-name="T15">habitat_id</text:span><text:span text:style-name="T9">)</text:span></text:p>
      <text:p text:style-name="P9"><text:tab/><text:span text:style-name="T9">empleado_id → Empleado(not null, B:C, M:C)</text:span></text:p>
      <text:p text:style-name="P9"><text:tab/><text:span text:style-name="T16">habitat_id → Habitat(not null, B:R, M:R)</text:span></text:p>
      <text:p text:style-name="P9"/>
      <text:p text:style-name="P9">Especie(<text:span text:style-name="T6">#id</text:span><text:span text:style-name="T7">, descripcion, poblacion, n_machos, n_hembras, nom_cient, nom_español, </text:span><text:span text:style-name="T15">habitat_id</text:span>)</text:p>
      <text:p text:style-name="P9"><text:tab/><text:span text:style-name="T16">habitat_id → Habitat(not null, B:R, M:R)</text:span></text:p>
      <text:p text:style-name="P9"/>
      <text:p text:style-name="P9"/>
      <text:p text:style-name="P9">Habitat(<text:span text:style-name="T6">#id</text:span><text:span text:style-name="T7">, continente, nombre, clima, tipo_veget, extension, </text:span><text:span text:style-name="T15">empleado_id</text:span>)</text:p>
      <text:p text:style-name="P9"><text:tab/><text:span text:style-name="T16">empleado_id → Cuidador(not null, B:R, M:R)</text:span></text:p>
      <text:p text:style-name="P9"/>
      <text:p text:style-name="P12"><text:span text:style-name="T19">5</text:span>. <text:s/>Modelo Relacional definitivo</text:p>
      <text:p text:style-name="P12"/>
      <text:p text:style-name="P13">Empleado(<text:span text:style-name="T6">#id</text:span><text:span text:style-name="T7">, nombre, </text:span><text:span text:style-name="T8">dni</text:span><text:span text:style-name="T7">, </text:span><text:span text:style-name="T8">email</text:span><text:span text:style-name="T7">, f_nac, edad-d</text:span>)</text:p>
      <text:p text:style-name="P14">Guia(<text:span text:style-name="T6">#empleado_id</text:span><text:span text:style-name="T7">, titulo, especialidad, años_exp</text:span>)</text:p>
      <text:p text:style-name="P14"><text:tab/>empleado_id → Empleado(not null, B:C, M:C)</text:p>
      <text:p text:style-name="P14"/>
      <text:p text:style-name="P14">habitat_discurre_itinerario(<text:span text:style-name="T6">#habitat_id</text:span><text:span text:style-name="T7">, </text:span><text:span text:style-name="T14">#</text:span><text:span text:style-name="T6">itinerario_id</text:span><text:span text:style-name="T7">, tiempo</text:span>)</text:p>
      <text:p text:style-name="P14"><text:tab/>habitat_id → Habitat(not null, B:R, M:R)</text:p>
      <text:p text:style-name="P14"><text:tab/>itinerario_id → Itinerario(not null, B:R, M:R)</text:p>
      <text:p text:style-name="P14"/>
      <text:p text:style-name="P13">Itinerario(<text:span text:style-name="T6">#id</text:span><text:span text:style-name="T7">, n_especies, visit_max, longitud, </text:span><text:span text:style-name="T8">codigo</text:span><text:span text:style-name="T7">, durac_total, </text:span><text:span text:style-name="T15">empleado_id</text:span>)</text:p>
      <text:p text:style-name="P13"><text:tab/><text:span text:style-name="T16">empleado_id</text:span><text:span text:style-name="T9"> → </text:span><text:span text:style-name="T16">Guia</text:span><text:span text:style-name="T9">(not null, B:R, M:R)</text:span></text:p>
      <text:p text:style-name="P13"/>
      <text:p text:style-name="P13">Cuidador<text:span text:style-name="T9">(</text:span><text:span text:style-name="T10">#empleado_id</text:span><text:span text:style-name="T11">, tipo_contrato, fecha_fin_contrato, fecha_contrato, </text:span><text:span text:style-name="T15">habitat_id</text:span><text:span text:style-name="T9">)</text:span></text:p>
      <text:p text:style-name="P13"><text:tab/><text:span text:style-name="T9">empleado_id → Empleado(not null, B:C, M:C)</text:span></text:p>
      <text:p text:style-name="P13"><text:tab/><text:span text:style-name="T16">habitat_id → Habitat(not null, B:R, M:R)</text:span></text:p>
      <text:p text:style-name="P13"/>
      <text:p text:style-name="P13">Especie(<text:span text:style-name="T6">#id</text:span><text:span text:style-name="T7">, descripcion, poblacion, n_machos, n_hembras, nom_cient, nom_español, </text:span><text:span text:style-name="T15">habitat_id</text:span>)</text:p>
      <text:p text:style-name="P13"><text:tab/><text:span text:style-name="T16">habitat_id → Habitat(not null, B:R, M:R)</text:span></text:p>
      <text:p text:style-name="P13"/>
      <text:p text:style-name="P13"/>
      <text:p text:style-name="P13">Habitat(<text:span text:style-name="T6">#id</text:span><text:span text:style-name="T7">, continente, nombre, clima, tipo_veget, extension, </text:span><text:span text:style-name="T15">empleado_id</text:span>)</text:p>
      <text:p text:style-name="P13"><text:tab/><text:span text:style-name="T16">empleado_id → Cuidador(not null, B:R, M:R)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9:15:05.732386000</meta:creation-date>
    <dc:date>2025-11-26T10:00:57.906320400</dc:date>
    <meta:editing-duration>PT11M13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72" meta:word-count="408" meta:character-count="3843" meta:non-whitespace-character-count="3473"/>
  </office:meta>
</office:document-meta>
</file>